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5611in" fo:margin-left="-0.0208in" fo:margin-top="0in" fo:margin-bottom="0in" table:align="left" style:writing-mode="page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2639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5611in" fo:margin-left="-0.0208in" fo:margin-top="0in" fo:margin-bottom="0in" table:align="left" style:writing-mode="page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2639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5611in" fo:margin-left="-0.0208in" fo:margin-top="0in" fo:margin-bottom="0in" table:align="left" style:writing-mode="page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2639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5611in" fo:margin-left="-0.0208in" fo:margin-top="0in" fo:margin-bottom="0in" table:align="left" style:writing-mode="page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2639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5611in" fo:margin-left="-0.0208in" fo:margin-top="0in" fo:margin-bottom="0in" table:align="left" style:writing-mode="page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2639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>
      <style:paragraph-properties fo:break-before="page"/>
      <style:text-properties officeooo:paragraph-rsid="0014f5a6"/>
    </style:style>
    <style:style style:name="P9" style:family="paragraph" style:parent-style-name="Heading_20_1">
      <style:text-properties officeooo:paragraph-rsid="0017d1a4"/>
    </style:style>
    <style:style style:name="P10" style:family="paragraph" style:parent-style-name="Heading_20_1">
      <style:paragraph-properties fo:break-before="page"/>
      <style:text-properties officeooo:paragraph-rsid="0017d1a4"/>
    </style:style>
    <style:style style:name="P11" style:family="paragraph" style:parent-style-name="Heading_20_1" style:list-style-name="">
      <style:text-properties officeooo:rsid="0017d1a4" officeooo:paragraph-rsid="0017d1a4"/>
    </style:style>
    <style:style style:name="P12" style:family="paragraph" style:parent-style-name="Heading_20_1">
      <style:text-properties officeooo:paragraph-rsid="001c1483"/>
    </style:style>
    <style:style style:name="P13" style:family="paragraph" style:parent-style-name="Heading_20_2">
      <style:text-properties officeooo:paragraph-rsid="001b0a55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text-properties officeooo:paragraph-rsid="001c1483"/>
    </style:style>
    <style:style style:name="P16" style:family="paragraph" style:parent-style-name="Heading_20_2">
      <style:text-properties officeooo:paragraph-rsid="0021748c"/>
    </style:style>
    <style:style style:name="P17" style:family="paragraph" style:parent-style-name="Heading_20_2">
      <style:paragraph-properties fo:break-before="page"/>
      <style:text-properties officeooo:rsid="0021748c" officeooo:paragraph-rsid="0021748c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4f5a6" officeooo:paragraph-rsid="0014f5a6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rsid="0014f5a6" officeooo:paragraph-rsid="0014f5a6"/>
    </style:style>
    <style:style style:name="P20" style:family="paragraph" style:parent-style-name="Standard">
      <style:paragraph-properties fo:text-align="end" style:justify-single-word="false">
        <style:tab-stops/>
      </style:paragraph-properties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paragraph-rsid="0017d1a4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officeooo:paragraph-rsid="001b0a55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officeooo:paragraph-rsid="001c1483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paragraph-rsid="0021748c"/>
    </style:style>
    <style:style style:name="P25" style:family="paragraph" style:parent-style-name="Standard">
      <style:paragraph-properties fo:text-align="start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17d1a4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4f5a6" officeooo:paragraph-rsid="0014f5a6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45c5" officeooo:paragraph-rsid="001945c5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0a55" officeooo:paragraph-rsid="001b0a55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1483" officeooo:paragraph-rsid="001c1483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d838" officeooo:paragraph-rsid="0020d838" style:font-weight-asian="bold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748c" officeooo:paragraph-rsid="0021748c" style:font-weight-asian="bold" style:font-weight-complex="bol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6b8cf" officeooo:paragraph-rsid="0016b8cf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officeooo:rsid="0016b8cf" officeooo:paragraph-rsid="0016b8cf"/>
    </style:style>
    <style:style style:name="P35" style:family="paragraph" style:parent-style-name="Standard">
      <style:text-properties officeooo:paragraph-rsid="0017d1a4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1945c5" officeooo:paragraph-rsid="001945c5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1945c5" officeooo:paragraph-rsid="001b0a55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945c5" officeooo:paragraph-rsid="001d1f3a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officeooo:rsid="001945c5" officeooo:paragraph-rsid="001945c5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1b0a55" officeooo:paragraph-rsid="001b0a55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1b0a55" officeooo:paragraph-rsid="001cd984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b0a55" officeooo:paragraph-rsid="001d1f3a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b0a55" officeooo:paragraph-rsid="0020d838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b0a55" officeooo:paragraph-rsid="0021748c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b0a55" officeooo:paragraph-rsid="001b0a55" style:font-weight-asian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b0a55" officeooo:paragraph-rsid="001d1f3a" style:font-weight-asian="normal" style:font-weight-complex="normal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45c5" officeooo:paragraph-rsid="001b0a55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45c5" officeooo:paragraph-rsid="0021748c" style:font-weight-asian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1748c" officeooo:paragraph-rsid="0021748c" style:font-weight-asian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bold" officeooo:rsid="001b0a55" officeooo:paragraph-rsid="001b0a55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1c1483" officeooo:paragraph-rsid="001c1483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1c1483" officeooo:paragraph-rsid="001cd98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1c1483" officeooo:paragraph-rsid="0021748c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officeooo:rsid="001c1483" officeooo:paragraph-rsid="001c1483"/>
    </style:style>
    <style:style style:name="P55" style:family="paragraph" style:parent-style-name="Standard">
      <style:text-properties officeooo:paragraph-rsid="001c1483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1c1483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1cd98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18f2da" officeooo:paragraph-rsid="001c1483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1f8a22" officeooo:paragraph-rsid="001f8a22"/>
    </style:style>
    <style:style style:name="P60" style:family="paragraph" style:parent-style-name="Standard">
      <style:text-properties officeooo:paragraph-rsid="0021748c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21748c" officeooo:paragraph-rsid="0021748c"/>
    </style:style>
    <style:style style:name="P62" style:family="paragraph" style:parent-style-name="Text_20_body">
      <style:text-properties officeooo:paragraph-rsid="0017d1a4"/>
    </style:style>
    <style:style style:name="P63" style:family="paragraph" style:parent-style-name="Text_20_body">
      <style:text-properties officeooo:paragraph-rsid="001c1483"/>
    </style:style>
    <style:style style:name="P64" style:family="paragraph" style:parent-style-name="Title">
      <style:text-properties officeooo:rsid="001c1483" officeooo:paragraph-rsid="001c1483"/>
    </style:style>
    <style:style style:name="T1" style:family="text">
      <style:text-properties officeooo:rsid="0016b8cf"/>
    </style:style>
    <style:style style:name="T2" style:family="text">
      <style:text-properties officeooo:rsid="0017d1a4"/>
    </style:style>
    <style:style style:name="T3" style:family="text">
      <style:text-properties officeooo:rsid="001945c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45c5" style:font-weight-asian="bold" style:font-weight-complex="bold"/>
    </style:style>
    <style:style style:name="T6" style:family="text">
      <style:text-properties fo:font-weight="bold" officeooo:rsid="001b0a55" style:font-weight-asian="bold" style:font-weight-complex="bold"/>
    </style:style>
    <style:style style:name="T7" style:family="text">
      <style:text-properties fo:font-weight="bold" officeooo:rsid="001c1483" style:font-weight-asian="bold" style:font-weight-complex="bold"/>
    </style:style>
    <style:style style:name="T8" style:family="text">
      <style:text-properties fo:font-weight="bold" officeooo:rsid="001b19f9" style:font-weight-asian="bold" style:font-weight-complex="bold"/>
    </style:style>
    <style:style style:name="T9" style:family="text">
      <style:text-properties fo:font-weight="bold" officeooo:rsid="001cd984" style:font-weight-asian="bold" style:font-weight-complex="bold"/>
    </style:style>
    <style:style style:name="T10" style:family="text">
      <style:text-properties fo:font-weight="bold" officeooo:rsid="001d1f3a" style:font-weight-asian="bold" style:font-weight-complex="bold"/>
    </style:style>
    <style:style style:name="T11" style:family="text">
      <style:text-properties fo:font-weight="bold" officeooo:rsid="001effe4" style:font-weight-asian="bold" style:font-weight-complex="bold"/>
    </style:style>
    <style:style style:name="T12" style:family="text">
      <style:text-properties fo:font-weight="bold" officeooo:rsid="0020d838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0a55" style:font-weight-asian="normal" style:font-weight-complex="normal"/>
    </style:style>
    <style:style style:name="T15" style:family="text">
      <style:text-properties fo:font-weight="normal" officeooo:rsid="001945c5" style:font-weight-asian="normal" style:font-weight-complex="normal"/>
    </style:style>
    <style:style style:name="T16" style:family="text">
      <style:text-properties fo:font-weight="normal" officeooo:rsid="001b19f9" style:font-weight-asian="normal" style:font-weight-complex="normal"/>
    </style:style>
    <style:style style:name="T17" style:family="text">
      <style:text-properties fo:font-weight="normal" officeooo:rsid="001c1483" style:font-weight-asian="normal" style:font-weight-complex="normal"/>
    </style:style>
    <style:style style:name="T18" style:family="text">
      <style:text-properties fo:font-weight="normal" officeooo:rsid="001cd984" style:font-weight-asian="normal" style:font-weight-complex="normal"/>
    </style:style>
    <style:style style:name="T19" style:family="text">
      <style:text-properties fo:font-weight="normal" officeooo:rsid="001d1f3a" style:font-weight-asian="normal" style:font-weight-complex="normal"/>
    </style:style>
    <style:style style:name="T20" style:family="text">
      <style:text-properties fo:font-weight="normal" officeooo:rsid="0020d838" style:font-weight-asian="normal" style:font-weight-complex="normal"/>
    </style:style>
    <style:style style:name="T21" style:family="text">
      <style:text-properties officeooo:rsid="001b0a55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0d838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1c1483"/>
    </style:style>
    <style:style style:name="T27" style:family="text">
      <style:text-properties officeooo:rsid="001bbb00"/>
    </style:style>
    <style:style style:name="T28" style:family="text">
      <style:text-properties officeooo:rsid="001cd984"/>
    </style:style>
    <style:style style:name="T29" style:family="text">
      <style:text-properties officeooo:rsid="001d1f3a"/>
    </style:style>
    <style:style style:name="T30" style:family="text">
      <style:text-properties officeooo:rsid="001effe4"/>
    </style:style>
    <style:style style:name="T31" style:family="text">
      <style:text-properties officeooo:rsid="0020d838"/>
    </style:style>
    <style:style style:name="T32" style:family="text">
      <style:text-properties officeooo:rsid="0021748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Wave Packets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67596_966181473" text:style-name="Index_20_Link" text:visited-style-name="Index_20_Link">Wave Packets<text:tab/>2</text:a></text:p>
          <text:p text:style-name="P5"><text:a xlink:type="simple" xlink:href="#__RefHeading___Toc67598_966181473" text:style-name="Index_20_Link" text:visited-style-name="Index_20_Link">Integration Techniques<text:tab/>3</text:a></text:p>
          <text:p text:style-name="P6"><text:a xlink:type="simple" xlink:href="#__RefHeading___Toc67600_966181473" text:style-name="Index_20_Link" text:visited-style-name="Index_20_Link">Normalize the wave equation<text:tab/>3</text:a></text:p>
          <text:p text:style-name="P6"><text:a xlink:type="simple" xlink:href="#__RefHeading___Toc67602_966181473" text:style-name="Index_20_Link" text:visited-style-name="Index_20_Link">Expectation of position &lt;x&gt;<text:tab/>3</text:a></text:p>
          <text:p text:style-name="P6"><text:a xlink:type="simple" xlink:href="#__RefHeading___Toc67604_966181473" text:style-name="Index_20_Link" text:visited-style-name="Index_20_Link">Expectation of position sqrd &lt;x^2&gt;<text:tab/>3</text:a></text:p>
          <text:p text:style-name="P6"><text:a xlink:type="simple" xlink:href="#__RefHeading___Toc67606_966181473" text:style-name="Index_20_Link" text:visited-style-name="Index_20_Link">Expectation of position uncertianty &lt;Δx&gt;<text:tab/>4</text:a></text:p>
          <text:p text:style-name="P6"><text:a xlink:type="simple" xlink:href="#__RefHeading___Toc67608_966181473" text:style-name="Index_20_Link" text:visited-style-name="Index_20_Link">Expectation of Momentum &lt;p&gt;<text:tab/>4</text:a></text:p>
          <text:p text:style-name="P6"><text:a xlink:type="simple" xlink:href="#__RefHeading___Toc67610_966181473" text:style-name="Index_20_Link" text:visited-style-name="Index_20_Link">Expectation of momentum sqrd &lt;p^2&gt;<text:tab/>7</text:a></text:p>
          <text:p text:style-name="P5"><text:a xlink:type="simple" xlink:href="#__RefHeading___Toc67612_966181473" text:style-name="Index_20_Link" text:visited-style-name="Index_20_Link">Localized Wave Packets<text:tab/>8</text:a></text:p>
          <text:p text:style-name="P5"><text:a xlink:type="simple" xlink:href="#__RefHeading___Toc67614_966181473" text:style-name="Index_20_Link" text:visited-style-name="Index_20_Link">Gaussian Wave Packets<text:tab/>8</text:a></text:p>
          <text:p text:style-name="P5"><text:a xlink:type="simple" xlink:href="#__RefHeading___Toc67616_966181473" text:style-name="Index_20_Link" text:visited-style-name="Index_20_Link">Motion of Wave Packets<text:tab/>8</text:a></text:p>
        </text:index-body>
      </text:table-of-content>
      <text:p text:style-name="P3"/>
      <text:p text:style-name="P3"/>
      <text:h text:style-name="P8" text:outline-level="1"><text:bookmark-start text:name="__RefHeading___Toc67596_966181473"/>Wave Packets<text:bookmark-end text:name="__RefHeading___Toc67596_966181473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7">Standing Wave Equation</text:p>
          </table:table-cell>
        </table:table-row>
        <table:table-row table:style-name="Table1.1">
          <table:table-cell table:style-name="Table1.A1" office:value-type="string">
            <text:p text:style-name="P19">1</text:p>
          </table:table-cell>
          <table:table-cell table:style-name="Table1.B1" office:value-type="string">
            <text:p text:style-name="P18">O (x) = N exp (i (p x - E t)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2</text:p>
          </table:table-cell>
          <table:table-cell table:style-name="Table1.B1" office:value-type="string">
            <text:p text:style-name="P18">w (x) = Sum [n] a [n] O [n] 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3</text:p>
          </table:table-cell>
          <table:table-cell table:style-name="Table1.B1" office:value-type="string">
            <text:p text:style-name="P18">x= [oo .. oo]</text:p>
          </table:table-cell>
        </table:table-row>
        <table:table-row table:style-name="Table1.1">
          <table:table-cell table:style-name="Table1.A1" office:value-type="string">
            <text:p text:style-name="P34">4</text:p>
          </table:table-cell>
          <table:table-cell table:style-name="Table1.B1" office:value-type="string">
            <text:p text:style-name="P33">L -&gt; oo</text:p>
          </table:table-cell>
        </table:table-row>
        <table:table-row table:style-name="Table1.1">
          <table:table-cell table:style-name="Table1.A1" office:value-type="string">
            <text:p text:style-name="P34">5</text:p>
          </table:table-cell>
          <table:table-cell table:style-name="Table1.B1" office:value-type="string">
            <text:p text:style-name="P18">O (x) = N d [L] (x)</text:p>
          </table:table-cell>
        </table:table-row>
        <table:table-row table:style-name="Table1.1">
          <table:table-cell table:style-name="Table1.A1" office:value-type="string">
            <text:p text:style-name="P34">6</text:p>
          </table:table-cell>
          <table:table-cell table:style-name="Table1.B1" office:value-type="string">
            <text:p text:style-name="P18"><text:s/>= oo, x != 0</text:p>
          </table:table-cell>
        </table:table-row>
        <table:table-row table:style-name="Table1.1">
          <table:table-cell table:style-name="Table1.A1" office:value-type="string">
            <text:p text:style-name="P34">7</text:p>
          </table:table-cell>
          <table:table-cell table:style-name="Table1.B1" office:value-type="string">
            <text:p text:style-name="P18"><text:s/>= 0, x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9">8</text:p>
          </table:table-cell>
          <table:table-cell table:style-name="Table1.B1" office:value-type="string">
            <text:p text:style-name="P18">x = [oo .. oo]</text:p>
          </table:table-cell>
        </table:table-row>
        <table:table-row table:style-name="Table1.1">
          <table:table-cell table:style-name="Table1.A1" office:value-type="string">
            <text:p text:style-name="P19">9</text:p>
          </table:table-cell>
          <table:table-cell table:style-name="Table1.B1" office:value-type="string">
            <text:p text:style-name="P18">O (x) = N exp (i p0 x / h-bar)</text:p>
          </table:table-cell>
        </table:table-row>
        <table:table-row table:style-name="Table1.1">
          <table:table-cell table:style-name="Table1.A1" office:value-type="string">
            <text:p text:style-name="P34">10</text:p>
          </table:table-cell>
          <table:table-cell table:style-name="Table1.B1" office:value-type="string">
            <text:p text:style-name="P18">| O (x) | = 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7">Plane Wave w a Damping Factor (a)</text:p>
          </table:table-cell>
        </table:table-row>
        <table:table-row table:style-name="Table1.1">
          <table:table-cell table:style-name="Table1.A1" office:value-type="string">
            <text:p text:style-name="P19">1<text:span text:style-name="T1">1</text:span></text:p>
          </table:table-cell>
          <table:table-cell table:style-name="Table1.B1" office:value-type="string">
            <text:p text:style-name="P18">O (x) = N exp (-x^2 / 2 a^2) exp (i p0 x / h-bar)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9">1<text:span text:style-name="T1">2</text:span></text:p>
          </table:table-cell>
          <table:table-cell table:style-name="Table1.B1" office:value-type="string">
            <text:p text:style-name="P18">lim a -&gt; 0</text:p>
          </table:table-cell>
        </table:table-row>
        <table:table-row table:style-name="Table1.1">
          <table:table-cell table:style-name="Table1.A1" office:value-type="string">
            <text:p text:style-name="P19">1<text:span text:style-name="T1">3</text:span></text:p>
          </table:table-cell>
          <table:table-cell table:style-name="Table1.B1" office:value-type="string">
            <text:p text:style-name="P18">p0 .. fixed momentum</text:p>
          </table:table-cell>
        </table:table-row>
        <table:table-row table:style-name="Table1.1">
          <table:table-cell table:style-name="Table1.A1" office:value-type="string">
            <text:p text:style-name="P19">1<text:span text:style-name="T1">4</text:span>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h text:style-name="P11" text:outline-level="1"/>
      <text:h text:style-name="P10" text:outline-level="1"><text:bookmark-start text:name="__RefHeading___Toc67598_966181473"/><text:span text:style-name="T2">Integration Techniques</text:span><text:bookmark-end text:name="__RefHeading___Toc67598_966181473"/></text:h>
      <text:h text:style-name="Heading_20_2" text:outline-level="2">Gaussian Integration<text:span text:style-name="T27"> Identities</text:span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Integrate [x] exp (-c x^2) dx = sqr (PI / c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8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Integrate [x] x exp (-c x^2) dx = 0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>Integrate [x] x^2 exp (-c x^2) dx = (1 / 2c) sqr (PI / c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9">Integrate [x] exp (Ax^2 - Bx) dx = sqr (PI / A) exp ( B^2 / 4A)</text:p>
          </table:table-cell>
        </table:table-row>
        <table:table-row table:style-name="Table10.1"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59"/>
          </table:table-cell>
        </table:table-row>
      </table:table>
      <text:p text:style-name="P55"/>
      <text:h text:style-name="Heading_20_2" text:outline-level="2"><text:bookmark-start text:name="__RefHeading___Toc67600_966181473"/>Normalize the wave equation <text:bookmark-end text:name="__RefHeading___Toc67600_966181473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/>
          </table:table-cell>
          <table:table-cell table:style-name="Table5.B1" office:value-type="string">
            <text:p text:style-name="P29">&lt; O | O &gt;</text:p>
          </table:table-cell>
        </table:table-row>
        <table:table-row table:style-name="Table5.1">
          <table:table-cell table:style-name="Table5.A1" office:value-type="string">
            <text:p text:style-name="P39">1</text:p>
          </table:table-cell>
          <table:table-cell table:style-name="Table5.B1" office:value-type="string">
            <text:p text:style-name="P36">1 = Integrate | w |^2 dx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<text:s/>= Integrate w* w dx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28">Normalize <text:span text:style-name="T21">the wave eq .. </text:span>N exp (-x^2 / a^2)</text:p>
          </table:table-cell>
        </table:table-row>
        <table:table-row table:style-name="Table5.1">
          <table:table-cell table:style-name="Table5.A1" office:value-type="string">
            <text:p text:style-name="P39">2</text:p>
          </table:table-cell>
          <table:table-cell table:style-name="Table5.B1" office:value-type="string">
            <text:p text:style-name="P36">1 = Integrate | N exp (-x^2 / a^2) |^2 dx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<text:s/>= Integrate N<text:span text:style-name="T4">^2</text:span> exp (-x^2 / a^2)<text:span text:style-name="T4">^</text:span><text:span text:style-name="T13">2 dx</text:span>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<text:s/>= <text:span text:style-name="T4">N^2</text:span> Integrate exp (-<text:span text:style-name="T4">2</text:span> x^2 / <text:span text:style-name="T29">2 </text:span>a^2) dx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8"><text:s/>= <text:span text:style-name="T4">N^2</text:span> Integrate exp (-<text:span text:style-name="T29"> </text:span>x^2 /<text:span text:style-name="T29"> </text:span>a^2) dx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<text:s/>= N^2 sqr (PI a^2)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40">1/N^2 = <text:span text:style-name="T3">sqr (PI a^2)</text:span>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N^2 = 1 / sqr (PI a^2)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>N^2 = 1 / root ( (PI a^2), 4)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6"/>
          </table:table-cell>
        </table:table-row>
      </table:table>
      <text:h text:style-name="Heading_20_2" text:outline-level="2"><text:bookmark-start text:name="__RefHeading___Toc67602_966181473"/><text:span text:style-name="T21">Expectation of</text:span> <text:span text:style-name="T21">position &lt;x&gt;</text:span><text:bookmark-end text:name="__RefHeading___Toc67602_966181473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29">x | O &gt;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37">&lt;x&gt; = Integrate x<text:span text:style-name="T21">~</text:span> <text:span text:style-name="T21">| </text:span>O<text:span text:style-name="T21"> (x) |^2 dx</text:span>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37"><text:s/>= Integrate x O* (x) O (x)<text:span text:style-name="T21"> dx</text:span></text:p>
          </table:table-cell>
        </table:table-row>
        <text:soft-page-break/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37"><text:s/>= Integrate x <text:span text:style-name="T6">N^2</text:span><text:span text:style-name="T21"> </text:span>exp (-x^2 / a^2)<text:span text:style-name="T21">^2</text:span> dx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40"><text:s/>= <text:span text:style-name="T4">N^2</text:span> <text:span text:style-name="T3">Integrate x exp (-</text:span><text:span text:style-name="T4">2</text:span> <text:span text:style-name="T3">x^2 / </text:span><text:span text:style-name="T29">2 </text:span><text:span text:style-name="T3">a^2) dx</text:span>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42"><text:s/>= <text:span text:style-name="T4">N^2</text:span> <text:span text:style-name="T3">Integrate x exp (-x^2 / a^2) dx</text:span>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40"><text:s/>= N^2 <text:span text:style-name="T4">(0)</text:span>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B1" office:value-type="string">
            <text:p text:style-name="P37"/>
          </table:table-cell>
        </table:table-row>
      </table:table>
      <text:h text:style-name="P13" text:outline-level="2"><text:bookmark-start text:name="__RefHeading___Toc67604_966181473"/><text:span text:style-name="T21">Expectation of</text:span> <text:span text:style-name="T21">position sqrd &lt;x^2&gt;</text:span><text:bookmark-end text:name="__RefHeading___Toc67604_96618147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29">x^2 | O &gt;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7">&lt;x&gt; = Integrate x<text:span text:style-name="T21">~^2</text:span> <text:span text:style-name="T21">| </text:span>O<text:span text:style-name="T21"> (x) |^2 dx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7"><text:s/>= Integrate x<text:span text:style-name="T21">^2</text:span> O* (x) O (x)<text:span text:style-name="T21"> dx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7"><text:s/>= Integrate x<text:span text:style-name="T21">^2</text:span> <text:span text:style-name="T6">N^2</text:span><text:span text:style-name="T21"> </text:span>exp (-x^2 / <text:span text:style-name="T29">2 </text:span>a^2)<text:span text:style-name="T21">^2</text:span> dx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0"><text:s/>= <text:span text:style-name="T4">N^2</text:span> <text:span text:style-name="T3">Integrate x</text:span>^2<text:span text:style-name="T3"> exp (-</text:span><text:span text:style-name="T4">2</text:span> <text:span text:style-name="T3">x^2 / </text:span><text:span text:style-name="T29">2 </text:span><text:span text:style-name="T3">a^2) dx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2"><text:s/>= <text:span text:style-name="T4">N^2</text:span> <text:span text:style-name="T3">Integrate x</text:span>^2<text:span text:style-name="T3"> exp (-x^2 / a^2) dx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0">Recall .. the Gaussian Integration Technique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1">c = <text:span text:style-name="T29">1</text:span> / a^2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6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6">Integrate [x] x^2 exp (-c x^2) dx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7"><text:s/>= (1 / 2c) sqr (PI / c)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6"><text:s/>= (1 / 2<text:span text:style-name="T28">)</text:span><text:span text:style-name="T26"> </text:span><text:span text:style-name="T28">1 / </text:span><text:span text:style-name="T7">(2 / a^2)</text:span><text:span text:style-name="T26"> </text:span>) sqr (PI / <text:span text:style-name="T7">(</text:span><text:span text:style-name="T10">1</text:span><text:span text:style-name="T7"> / a^2)</text:span><text:span text:style-name="T26"> </text:span>)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6"><text:s/>= (<text:span text:style-name="T7">a^2</text:span><text:span text:style-name="T9"> / </text:span><text:span text:style-name="T10">2</text:span><text:span text:style-name="T7">)</text:span> sqr (PI <text:span text:style-name="T26"><text:s/></text:span><text:span text:style-name="T7">a^2 </text:span>)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6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2"><text:s/>= <text:span text:style-name="T14">N^2</text:span><text:span text:style-name="T4"> </text:span><text:span text:style-name="T8">(</text:span><text:span text:style-name="T4">a^2</text:span><text:span text:style-name="T9"> / </text:span><text:span text:style-name="T10">2</text:span><text:span text:style-name="T4">)</text:span><text:span text:style-name="T8"> sqr (PI </text:span><text:span text:style-name="T4"><text:s/>a^2 </text:span><text:span text:style-name="T8">)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1"><text:s/>= <text:span text:style-name="T9">( </text:span><text:span text:style-name="T5">1 / sqr (PI a^2)</text:span><text:span text:style-name="T9"> )</text:span><text:span text:style-name="T4"> </text:span><text:span text:style-name="T16">(</text:span><text:span text:style-name="T17">a^2</text:span><text:span text:style-name="T18"> / </text:span><text:span text:style-name="T19">2</text:span><text:span text:style-name="T17">)</text:span><text:span text:style-name="T16"> sqr (PI </text:span><text:span text:style-name="T17"><text:s/>a^2</text:span><text:span text:style-name="T16">)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1"><text:s/>= <text:span text:style-name="T8">sqr (PI </text:span><text:span text:style-name="T7"><text:s/>a^2</text:span><text:span text:style-name="T8">)</text:span><text:span text:style-name="T5"> / sqr (PI a^2)</text:span><text:span text:style-name="T9"> </text:span><text:span text:style-name="T4"><text:s/></text:span><text:span text:style-name="T16">(</text:span><text:span text:style-name="T17">a^2</text:span><text:span text:style-name="T18"> / </text:span><text:span text:style-name="T19">2</text:span><text:span text:style-name="T17">)</text:span><text:span text:style-name="T16"> </text:span><text:span text:style-name="T18"><text:s/>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41"><text:s/>= <text:span text:style-name="T16">(</text:span><text:span text:style-name="T17">a^2</text:span><text:span text:style-name="T18"> / </text:span><text:span text:style-name="T19">2</text:span><text:span text:style-name="T17">)</text:span><text:span text:style-name="T16"> </text:span><text:span text:style-name="T18"><text:s/></text:span></text:p>
          </table:table-cell>
        </table:table-row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51"/>
          </table:table-cell>
        </table:table-row>
      </table:table>
      <text:h text:style-name="P13" text:outline-level="2"><text:bookmark-start text:name="__RefHeading___Toc67606_966181473"/><text:span text:style-name="T21">Expectation of</text:span> <text:span text:style-name="T21">position uncertianty &lt;Δx&gt;</text:span><text:bookmark-end text:name="__RefHeading___Toc67606_966181473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47">Δ<text:span text:style-name="T21">x^2 = ( &lt;x^2&gt; - &lt;x&gt;^2 )</text:span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37"/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47">Δ<text:span text:style-name="T21">x = sqr ( &lt;x^2&gt; - &lt;x&gt;^2 )</text:span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37"/>
          </table:table-cell>
        </table:table-row>
        <text:soft-page-break/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51"><text:s/><text:span text:style-name="T14">= sqr ( </text:span><text:span text:style-name="T4">(1/2 a^2)</text:span><text:span text:style-name="T14"> -</text:span><text:span text:style-name="T13"> </text:span><text:span text:style-name="T4">0</text:span><text:span text:style-name="T14"> )</text:span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40"><text:span text:style-name="T4"/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51"><text:s/>= <text:span text:style-name="T14">sqr </text:span><text:span text:style-name="T4">(1/2 a^2)</text:span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51"/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51"><text:s/>= <text:span text:style-name="T14">sqr </text:span><text:span text:style-name="T4">(1/2) a</text:span></text:p>
          </table:table-cell>
        </table:table-row>
        <table:table-row table:style-name="Table9.1"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P51"/>
          </table:table-cell>
        </table:table-row>
      </table:table>
      <text:h text:style-name="P13" text:outline-level="2"><text:bookmark-start text:name="__RefHeading___Toc67608_966181473"/>Expectation of Momentum &lt;p&gt;<text:bookmark-end text:name="__RefHeading___Toc67608_966181473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1">p | O &gt;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O (x) = <text:span text:style-name="T3">exp (-x^2 / </text:span><text:span text:style-name="T29">2 </text:span><text:span text:style-name="T3">a^2)</text:span> exp (i p0 x / h-bar)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<text:s/>= <text:span text:style-name="T3">exp </text:span>(i p0 x / h-bar <text:span text:style-name="T3">-x^2 / a^2)</text:span> 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O* (x) <text:span text:style-name="T13">= </text:span><text:span text:style-name="T15">exp </text:span><text:span text:style-name="T13">(-i p0 x / h-bar </text:span><text:span text:style-name="T15">-x^2 /</text:span><text:span text:style-name="T19"> 2</text:span><text:span text:style-name="T15"> a^2)</text:span><text:span text:style-name="T13"> 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&lt;p&gt; = Integrate p~ <text:span text:style-name="T3"><text:s/></text:span>| <text:span text:style-name="T3">O</text:span> (x) |^2 dx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/>= Integrate <text:span text:style-name="T4">N^2</text:span> O* (x) <text:span text:style-name="T4">(-i h-bar [d/dx])</text:span> <text:span text:style-name="T3">O</text:span> (x) dx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/>= <text:span text:style-name="T23">(i h-bar)</text:span> <text:span text:style-name="T4">N^2</text:span> Integrate O* (x) <text:span text:style-name="T4">[d/dx]</text:span> <text:span text:style-name="T3">O</text:span> (x) dx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4">[d/dx]</text:span> <text:span text:style-name="T3">O</text:span> (x) = <text:span text:style-name="T4">[d/dx]</text:span> <text:span text:style-name="T15">exp </text:span><text:span text:style-name="T13">(i p0 x / h-bar </text:span><text:span text:style-name="T15">-x^2 / </text:span><text:span text:style-name="T19">2 </text:span><text:span text:style-name="T15">a^2)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/>= (<text:span text:style-name="T4">i p0 / h-bar - 2x / </text:span><text:span text:style-name="T10">2 </text:span><text:span text:style-name="T4">a^2)</text:span> <text:span text:style-name="T15">exp </text:span><text:span text:style-name="T13">(i p0 x / h-bar </text:span><text:span text:style-name="T15">-x^2 / </text:span><text:span text:style-name="T19">2 </text:span><text:span text:style-name="T15">a^2)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&lt;p&gt; = <text:span text:style-name="T23">(i h-bar)</text:span> <text:span text:style-name="T4">N^2</text:span> Integrate </text:p>
            <text:p text:style-name="P40"><text:span text:style-name="T13"><text:s text:c="4"/></text:span><text:span text:style-name="T15">exp </text:span><text:span text:style-name="T13">(i p0 x / h-bar </text:span><text:span text:style-name="T15">-x^2 / </text:span><text:span text:style-name="T19">2 </text:span><text:span text:style-name="T15">a^2)</text:span></text:p>
            <text:p text:style-name="P40"><text:span text:style-name="T13"><text:s text:c="4"/></text:span><text:span text:style-name="T15">(</text:span><text:span text:style-name="T5">i p0 / h-bar - 2x /</text:span><text:span text:style-name="T10"> 2</text:span><text:span text:style-name="T5"> a^2)</text:span><text:span text:style-name="T15"> </text:span></text:p>
            <text:p text:style-name="P40"><text:span text:style-name="T13"><text:s text:c="4"/></text:span><text:span text:style-name="T15">exp (i p0 x / h-bar -x^2 / </text:span><text:span text:style-name="T19">2 </text:span><text:span text:style-name="T15">a^2)</text:span><text:span text:style-name="T13"> </text:span>dx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<text:s/>= </text:span><text:span text:style-name="T25">(i h-bar)</text:span><text:span text:style-name="T13"> N^2 </text:span>Integrate </text:p>
            <text:p text:style-name="P40"><text:span text:style-name="T13"><text:s text:c="4"/></text:span><text:span text:style-name="T15">(</text:span><text:span text:style-name="T5">i p0 / h-bar - 2x / </text:span><text:span text:style-name="T10">2 </text:span><text:span text:style-name="T5">a^2)</text:span><text:span text:style-name="T15"> </text:span></text:p>
            <text:p text:style-name="P40"><text:span text:style-name="T13"><text:s text:c="4"/></text:span><text:span text:style-name="T15">exp </text:span><text:span text:style-name="T13">(i p0 x / h-bar </text:span><text:span text:style-name="T15">-x^2 / </text:span><text:span text:style-name="T19">2 </text:span><text:span text:style-name="T15">a^2)</text:span><text:span text:style-name="T13">^2 </text:span>dx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<text:s/>= <text:span text:style-name="T22">(i h-bar)</text:span> N^2 </text:p>
            <text:p text:style-name="P40">{</text:p>
            <text:p text:style-name="P40"><text:span text:style-name="T13"><text:s text:c="5"/>Integrate </text:span><text:span text:style-name="T15">(</text:span><text:span text:style-name="T5">i p0 / h-bar</text:span><text:span text:style-name="T4">)</text:span><text:span text:style-name="T13"> </text:span><text:span text:style-name="T15">exp </text:span><text:span text:style-name="T13">(i p0 x / h-bar </text:span><text:span text:style-name="T15">-x^2 /</text:span><text:span text:style-name="T19">2</text:span><text:span text:style-name="T15"> a^2)</text:span><text:span text:style-name="T13">^2 dx</text:span></text:p>
            <text:p text:style-name="P40"><text:span text:style-name="T13"><text:s text:c="3"/></text:span><text:span text:style-name="T5">-</text:span><text:span text:style-name="T4"> </text:span>Integrate <text:span text:style-name="T5"><text:s text:c="2"/></text:span><text:span text:style-name="T4">(</text:span><text:span text:style-name="T5">2x / a^2)</text:span><text:span text:style-name="T15"> </text:span><text:span text:style-name="T13"><text:s/></text:span><text:span text:style-name="T15">exp </text:span><text:span text:style-name="T13">(i p0 x / h-bar </text:span><text:span text:style-name="T15">-x^2 /</text:span><text:span text:style-name="T19"> 2</text:span><text:span text:style-name="T15"> a^2)</text:span><text:span text:style-name="T13">^2 dx</text:span></text:p>
            <text:p text:style-name="P40"><text:span text:style-name="T15">}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29"/>
          </table:table-cell>
        </table:table-row>
        <text:soft-page-break/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29">Recall .. Integrate x exp (x^2) = 0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<text:s/>= <text:span text:style-name="T22">(i h-bar)</text:span> N^2 </text:p>
            <text:p text:style-name="P40">{</text:p>
            <text:p text:style-name="P40"><text:span text:style-name="T13"><text:s text:c="5"/>Integrate </text:span><text:span text:style-name="T15">(</text:span><text:span text:style-name="T5">i p0 / h-bar</text:span><text:span text:style-name="T4">)</text:span><text:span text:style-name="T13"> </text:span><text:span text:style-name="T15">exp </text:span><text:span text:style-name="T13">(i p0 x / h-bar </text:span><text:span text:style-name="T15">-x^2 / </text:span><text:span text:style-name="T19">2</text:span><text:span text:style-name="T15">a^2)</text:span><text:span text:style-name="T13">^2 dx</text:span></text:p>
            <text:p text:style-name="P40"><text:span text:style-name="T13"><text:s text:c="3"/></text:span><text:span text:style-name="T5">-</text:span><text:span text:style-name="T4"> 0</text:span></text:p>
            <text:p text:style-name="P40"><text:span text:style-name="T15">}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<text:s/>= </text:span><text:span text:style-name="T25">(i h-bar)</text:span><text:span text:style-name="T13"> N^2 </text:span><text:span text:style-name="T15">(</text:span><text:span text:style-name="T5">i p0 / h-bar</text:span><text:span text:style-name="T4">)</text:span></text:p>
            <text:p text:style-name="P40"><text:span text:style-name="T13"><text:s text:c="5"/>Integrate </text:span><text:span text:style-name="T15">exp </text:span><text:span text:style-name="T13">(i </text:span><text:span text:style-name="T4">2</text:span><text:span text:style-name="T13"> p0 x / h-bar </text:span><text:span text:style-name="T15">-</text:span><text:span text:style-name="T4">2</text:span><text:span text:style-name="T13"> </text:span><text:span text:style-name="T15">x^2 / </text:span><text:span text:style-name="T19">2 </text:span><text:span text:style-name="T15">a^2)</text:span><text:span text:style-name="T13"> dx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29">Separate the exponentials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= <text:span text:style-name="T22">(i h-bar)</text:span> N^2 <text:span text:style-name="T3">(i p0 / h-bar</text:span>) </text:p>
            <text:p text:style-name="P40"><text:span text:style-name="T13"><text:s text:c="5"/>Integrate </text:span><text:span text:style-name="T5">exp</text:span><text:span text:style-name="T15"> </text:span><text:span text:style-name="T13">(i 2 p0 x / h-bar) </text:span><text:span text:style-name="T4">exp</text:span><text:span text:style-name="T13"> (</text:span><text:span text:style-name="T15">-</text:span><text:span text:style-name="T13">2 </text:span><text:span text:style-name="T15">x^2 / </text:span><text:span text:style-name="T19">2 </text:span><text:span text:style-name="T15">a^2)</text:span><text:span text:style-name="T13"> dx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6">= <text:span text:style-name="T22">(i h-bar)</text:span> N^2 <text:span text:style-name="T3">(i p0 / h-bar</text:span>) </text:p>
            <text:p text:style-name="P42"><text:span text:style-name="T13"><text:s text:c="5"/>Integrate </text:span><text:span text:style-name="T15">exp </text:span><text:span text:style-name="T13">(i 2 p0 x / h-bar) exp </text:span><text:span text:style-name="T4">(</text:span><text:span text:style-name="T5">-</text:span><text:span text:style-name="T10"> </text:span><text:span text:style-name="T5">x^2 / a^2)</text:span><text:span text:style-name="T13"> dx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50">Recall .. the Integration of exp (i p x / h-bar) = 1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5">= <text:span text:style-name="T22">(i h-bar)</text:span> N^2 <text:span text:style-name="T3">(i p0 / h-bar</text:span>) </text:p>
            <text:p text:style-name="P40"><text:span text:style-name="T13"><text:s text:c="5"/>Integrate </text:span><text:span text:style-name="T4">(1)</text:span><text:span text:style-name="T13"> </text:span><text:span text:style-name="T4">exp</text:span><text:span text:style-name="T13"> (</text:span><text:span text:style-name="T15">-</text:span><text:span text:style-name="T13"> </text:span><text:span text:style-name="T15">x^2 / a^2)</text:span><text:span text:style-name="T13"> dx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29">Recall .. the Integration of exp (- x^2<text:span text:style-name="T30"> </text:span>/<text:span text:style-name="T30"> </text:span>a^2) = 1<text:span text:style-name="T30"> </text:span>/<text:span text:style-name="T30"> </text:span>N^2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= </text:span><text:span text:style-name="T25">(i h-bar)</text:span><text:span text:style-name="T13"> N^2 </text:span><text:span text:style-name="T15">(i p0 / h-bar</text:span><text:span text:style-name="T13">) <text:s/></text:span><text:span text:style-name="T4">(1</text:span><text:span text:style-name="T11"> </text:span><text:span text:style-name="T4">/</text:span><text:span text:style-name="T11"> </text:span><text:span text:style-name="T4">N^2)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= </text:span><text:span text:style-name="T25">(i h-bar)</text:span><text:span text:style-name="T13"> </text:span><text:span text:style-name="T15">(i p0 / h-bar</text:span><text:span text:style-name="T13">)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= </text:span><text:span text:style-name="T23">(i)^2</text:span><text:span text:style-name="T13"> </text:span><text:span text:style-name="T15">p0 </text:span><text:span text:style-name="T23">h-bar </text:span><text:span text:style-name="T5">/ h-bar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<text:span text:style-name="T13">= </text:span><text:span text:style-name="T15">p0 </text:span>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>&lt;p&gt; = p0</text:p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40"/>
          </table:table-cell>
        </table:table-row>
      </table:table>
      <text:h text:style-name="P14" text:outline-level="2"><text:bookmark-start text:name="__RefHeading___Toc67610_966181473"/>Expectation of momentum sqrd &lt;p^2&gt;<text:bookmark-end text:name="__RefHeading___Toc67610_966181473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31">p^2 | O &gt;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51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5">O (x) = <text:span text:style-name="T3">exp (-x^2 / </text:span><text:span text:style-name="T29">2 </text:span><text:span text:style-name="T3">a^2)</text:span> exp (i <text:span text:style-name="T31">(p - </text:span>p0<text:span text:style-name="T31">)</text:span> x / h-bar)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5"><text:s/>= <text:span text:style-name="T3">exp </text:span>(i p0 x / h-bar <text:span text:style-name="T3">-x^2 / a^2)</text:span> 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0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>O* (x) <text:span text:style-name="T13">= </text:span><text:span text:style-name="T15">exp </text:span><text:span text:style-name="T13">(-i </text:span><text:span text:style-name="T20">(p - </text:span><text:span text:style-name="T13">p0</text:span><text:span text:style-name="T20">)</text:span><text:span text:style-name="T13"> x / h-bar </text:span><text:span text:style-name="T15">-x^2 /</text:span><text:span text:style-name="T19"> 2</text:span><text:span text:style-name="T15"> a^2)</text:span><text:span text:style-name="T13"> </text:span>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0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0">&lt;p<text:span text:style-name="T31">^2</text:span>&gt; = Integrate p~<text:span text:style-name="T31">^2</text:span> <text:span text:style-name="T3"><text:s/></text:span>| <text:span text:style-name="T3">O</text:span> (x) |^2 dx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0"><text:s/>= Integrate <text:span text:style-name="T4">N^2</text:span> O* (x) <text:span text:style-name="T4">(-i h-bar [d/dx])</text:span><text:span text:style-name="T12">^2</text:span> <text:span text:style-name="T3">O</text:span> (x) dx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0"><text:s/>= <text:span text:style-name="T23">(i h-bar)</text:span><text:span text:style-name="T24">^2</text:span> <text:span text:style-name="T4">N^2</text:span> Integrate O* (x) <text:span text:style-name="T4">[d/dx]</text:span><text:span text:style-name="T12">^2</text:span> <text:span text:style-name="T3">O</text:span> (x) dx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><text:s/>= <text:span text:style-name="T23">(h-bar)</text:span><text:span text:style-name="T24">^2</text:span> <text:span text:style-name="T4">N^2</text:span> Integrate O* (x) <text:span text:style-name="T4">[d/dx]</text:span><text:span text:style-name="T12">^2</text:span> <text:span text:style-name="T3">O</text:span> (x) dx</text:p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/>
          </table:table-cell>
        </table:table-row>
        <table:table-row table:style-name="Table11.1">
          <table:table-cell table:style-name="Table11.A1" office:value-type="string">
            <text:p text:style-name="P54"/>
          </table:table-cell>
          <table:table-cell table:style-name="Table11.B1" office:value-type="string">
            <text:p text:style-name="P43"/>
          </table:table-cell>
        </table:table-row>
      </table:table>
      <text:p text:style-name="P55"/>
      <text:p text:style-name="P55"/>
      <text:h text:style-name="P15" text:outline-level="2"><text:bookmark-start text:name="__RefHeading___Toc67606_966181473 Copy 1"/><text:span text:style-name="T21">Expectation of</text:span> momentum<text:span text:style-name="T21"> uncertainty &lt;Δ</text:span><text:span text:style-name="T26">p</text:span><text:span text:style-name="T21">&gt;</text:span><text:bookmark-end text:name="__RefHeading___Toc67606_966181473 Copy 1"/></text:h>
      <text:p text:style-name="P6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47">Δ<text:span text:style-name="T26">p</text:span><text:span text:style-name="T21">^2 = ( &lt;</text:span><text:span text:style-name="T26">p</text:span><text:span text:style-name="T21">^2&gt; - &lt;</text:span><text:span text:style-name="T26">p</text:span><text:span text:style-name="T21">&gt;^2 )</text:span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47">Δ<text:span text:style-name="T26">p</text:span><text:span text:style-name="T21"> = sqr ( &lt;</text:span><text:span text:style-name="T26">p</text:span><text:span text:style-name="T21">^2&gt; - &lt;</text:span><text:span text:style-name="T26">p</text:span><text:span text:style-name="T21">&gt;^2 )</text:span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1"><text:s/><text:span text:style-name="T14">= sqr ( </text:span><text:span text:style-name="T4">_____</text:span><text:span text:style-name="T14"> -</text:span><text:span text:style-name="T13"> </text:span><text:span text:style-name="T4">___</text:span><text:span text:style-name="T14"> )</text:span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4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1"><text:s/>= <text:span text:style-name="T14">sqr </text:span><text:span text:style-name="T4">( _____ )</text:span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1"/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1"><text:s/>= <text:span text:style-name="T14">sqr </text:span><text:span text:style-name="T4">( _____ ) _____</text:span></text:p>
          </table:table-cell>
        </table:table-row>
        <table:table-row table:style-name="Table12.1"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51"/>
          </table:table-cell>
        </table:table-row>
      </table:table>
      <text:p text:style-name="P55"/>
      <text:p text:style-name="P63"/>
      <text:h text:style-name="P17" text:outline-level="2">Measure a particle of mass (m) with a Momentum &lt;p&gt; in a potential (V)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Schroedinger Equation with Potential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>ih [d/dt] w = -h-bar^2 / 2m [d/dx]^2 w + V w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Identities 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>[d/dt] w = i h-bar / 2m [d/dx]^2 w - i/h-bar V w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>[d/dt] w* = -i h-bar / 2m [d/dx]^2 w* + i/h-bar V w*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Recall .. Relationship of momentum &lt;p&gt; and position &lt;x&gt;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>&lt;p&gt; = m dt &lt;x&gt;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Recall .. expectation of position &lt;x&gt;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&lt;x&gt; = | x | w &gt; 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/>= Integrate w * x w dx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Integrate Momentum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&lt;p&gt; = m Integrate dt (w* x w) dx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9"><text:s/>= m Integrate { [d/dt] w* xw + w* x [d/dt] w } dx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44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Substitute Identities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m Integrate </text:span></text:p>
            <text:p text:style-name="P61"><text:span text:style-name="T13">{ </text:span></text:p>
            <text:p text:style-name="P61"><text:span text:style-name="T13"><text:s text:c="3"/></text:span><text:span text:style-name="T4">( -i h-bar / 2m [d/dx]^2 w* + i/h-bar V w* )</text:span><text:span text:style-name="T13"> x w + </text:span></text:p>
            <text:p text:style-name="P61"><text:span text:style-name="T13"><text:s text:c="4"/>w* x </text:span><text:span text:style-name="T4">( i h-bar / 2m [d/dx]^2 w - i/h-bar V w )</text:span><text:span text:style-name="T13"> </text:span></text:p>
            <text:p text:style-name="P61"><text:span text:style-name="T13">} dx 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m Integrate </text:span></text:p>
            <text:p text:style-name="P61"><text:span text:style-name="T13">{ </text:span></text:p>
            <text:p text:style-name="P49"><text:s text:c="3"/>( -i h-bar / 2m [d/dx]^2 w* <text:span text:style-name="T4">x w </text:span>+ i/h-bar V w* <text:span text:style-name="T4">x w</text:span>) + </text:p>
            <text:p text:style-name="P49"><text:s text:c="4"/>( i h-bar / 2m <text:span text:style-name="T4">w* x</text:span> [d/dx]^2 w - i/h-bar <text:span text:style-name="T4">w* x</text:span> V w ) </text:p>
            <text:p text:style-name="P61"><text:span text:style-name="T13">} dx 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ext:soft-page-break/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m Integrate </text:span></text:p>
            <text:p text:style-name="P61"><text:span text:style-name="T13">{ </text:span></text:p>
            <text:p text:style-name="P49"><text:s text:c="3"/>( -i h-bar / 2m [d/dx]^2 w* <text:span text:style-name="T4">x w </text:span>) + </text:p>
            <text:p text:style-name="P49"><text:s text:c="4"/>( i h-bar / 2m <text:span text:style-name="T4">w* x</text:span> [d/dx]^2 w ) </text:p>
            <text:p text:style-name="P61"><text:span text:style-name="T13">} dx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m </text:span><text:span text:style-name="T4">(i h-bar / 2m)</text:span><text:span text:style-name="T13"> Integrate </text:span></text:p>
            <text:p text:style-name="P61"><text:span text:style-name="T13"><text:s text:c="4"/>{ ( -[d/dx]^2 w* </text:span><text:span text:style-name="T4">x w </text:span><text:span text:style-name="T13">) + <text:s/>( </text:span><text:span text:style-name="T4">w* x</text:span><text:span text:style-name="T13"> [d/dx]^2 w ) } dx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Recall .. Integration by Parts for the 2nd Derivative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m (i h-bar / 2m) Integrate <text:s/></text:span><text:span text:style-name="T4">2</text:span><text:span text:style-name="T13"> ( w* </text:span>x <text:span text:style-name="T13">[</text:span><text:span text:style-name="T4">d/dx</text:span><text:span text:style-name="T13">]^2 </text:span>w <text:span text:style-name="T13">)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2 </text:span><text:span text:style-name="T13">m (i h-bar / 2m) Integrate <text:s/>( w* </text:span>x <text:span text:style-name="T13">[</text:span><text:span text:style-name="T4">d/dx</text:span><text:span text:style-name="T13">]^2 </text:span>w <text:span text:style-name="T13">)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</text:span><text:span text:style-name="T13">Integrate <text:s/>w* x { </text:span><text:span text:style-name="T4">i h-bar </text:span><text:span text:style-name="T13">[</text:span><text:span text:style-name="T4">d/dx</text:span><text:span text:style-name="T13">]^2 } w 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&lt;p&gt; = m &lt;x&gt;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32">Momentum Operator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p~ = <text:span text:style-name="T4">-i h-bar [d/dx] 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53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&lt;p&gt; = </text:span><text:span text:style-name="T13">Integrate w* </text:span><text:span text:style-name="T4">{ -i h-bar [d/dx] }</text:span><text:span text:style-name="T13"> w dx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><text:span text:style-name="T4"><text:s/>= p | w &gt;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B1" office:value-type="string">
            <text:p text:style-name="P61"/>
          </table:table-cell>
        </table:table-row>
      </table:table>
      <text:h text:style-name="P16" text:outline-level="2"><text:bookmark-start text:name="__RefHeading___Toc67606_966181473 Copy 1 Copy 1"/><text:span text:style-name="T32">Derivative of </text:span><text:span text:style-name="T21">&lt;</text:span><text:span text:style-name="T32">p</text:span><text:span text:style-name="T21">&gt;</text:span><text:span text:style-name="T32"> is &lt;- [d/dx] V&gt;</text:span><text:bookmark-end text:name="__RefHeading___Toc67606_966181473 Copy 1 Copy 1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49">dt &lt;p&gt; = dt | p | w &gt;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><text:s/>= dt Integrate w* p~ w dx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><text:s/>= dt Integrate w* { -i h-bar [d/dx] } w dx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><text:s/>= dt <text:s/><text:span text:style-name="T4">-i h-bar</text:span> Integrate w* [d/dx] w dx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ext:soft-page-break/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><text:s/>= -h-bar^2 / 2m </text:p>
            <text:p text:style-name="P61"><text:s text:c="5"/>Integrate { -d/dx w* [d/dx]^2 w + <text:s/>d/dx w* [d/dx]^2 w }</text:p>
            <text:p text:style-name="P61"><text:s text:c="2"/>+ Integrate { w* V [d/dx] w - w* [d/dx] (V w) }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61"><text:s/>= -h-bar^2 / 2m Integrate </text:p>
            <text:p text:style-name="P61"><text:s text:c="3"/>{ w* V [d/dx] w - w* [d/dx] V w -d/dx w* [d/dx] V w }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4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53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53"/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53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24"/>
          </table:table-cell>
          <table:table-cell table:style-name="Table13.B1" office:value-type="string">
            <text:p text:style-name="P53"/>
          </table:table-cell>
        </table:table-row>
      </table:table>
      <text:p text:style-name="P60"/>
      <text:h text:style-name="P12" text:outline-level="1"><text:bookmark-start text:name="__RefHeading___Toc67612_966181473"/>Localized Wave Packets<text:bookmark-end text:name="__RefHeading___Toc67612_966181473"/></text:h>
      <text:p text:style-name="P6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6"/>
          </table:table-cell>
        </table:table-row>
      </table:table>
      <text:h text:style-name="P9" text:outline-level="1"><text:bookmark-start text:name="__RefHeading___Toc67614_966181473"/>Gaussian Wave Packets<text:bookmark-end text:name="__RefHeading___Toc67614_966181473"/></text:h>
      <text:p text:style-name="P6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ext:soft-page-break/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6"/>
          </table:table-cell>
        </table:table-row>
      </table:table>
      <text:h text:style-name="P9" text:outline-level="1"><text:bookmark-start text:name="__RefHeading___Toc67616_966181473"/>Motion of Wave Packets<text:bookmark-end text:name="__RefHeading___Toc67616_966181473"/></text:h>
      <text:p text:style-name="P6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6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38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0T22:44:44.222312012</dc:date>
    <meta:editing-duration>P5DT4H29M2S</meta:editing-duration>
    <meta:editing-cycles>17</meta:editing-cycles>
    <meta:generator>LibreOffice/7.5.9.2$Linux_X86_64 LibreOffice_project/50$Build-2</meta:generator>
    <meta:document-statistic meta:table-count="14" meta:image-count="0" meta:object-count="0" meta:page-count="11" meta:paragraph-count="209" meta:word-count="1496" meta:character-count="5987" meta:non-whitespace-character-count="4496"/>
  </office:meta>
</office:document-meta>
</file>